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33000003E6F00002E41B0CA2297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82cm" svg:height="11.84cm" svg:x="0.055cm" svg:y="0.016cm">
          <draw:image xlink:href="Pictures/2000033000003E6F00002E41B0CA229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let</meta:initial-creator>
    <meta:creation-date>2018-11-09T16:06:21.03</meta:creation-date>
    <dc:date>2018-11-16T00:34:55.07</dc:date>
    <dc:creator>Christophe Coulet</dc:creator>
    <meta:editing-duration>PT2M56S</meta:editing-duration>
    <meta:editing-cycles>2</meta:editing-cycles>
    <meta:generator>OpenOffice/4.1.3$Win32 OpenOffice.org_project/413m1$Build-9783</meta:generator>
    <meta:document-statistic meta:object-count="1"/>
  </office:meta>
</office:document-meta>
</file>